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36">
            <calcext:color-scale>
              <calcext:color-scale-entry calcext:value="1.99" calcext:type="number" calcext:color="#4e9a06"/>
              <calcext:color-scale-entry calcext:value="2" calcext:type="number" calcext:color="#ff0000"/>
            </calcext:color-scale>
          </calcext:conditional-format>
          <calcext:conditional-format calcext:target-range-address="Sheet1.C2:Sheet1.C36">
            <calcext:color-scale>
              <calcext:color-scale-entry calcext:value="1.9" calcext:type="number" calcext:color="#4e9a06"/>
              <calcext:color-scale-entry calcext:value="2" calcext:type="number" calcext:color="#ff0000"/>
            </calcext:color-scale>
            <calcext:condition calcext:apply-style-name="Accent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5:56:35.9093857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6:35.925017936</meta:creation-date>
    <dc:date>2017-12-10T15:59:52.222172428</dc:date>
    <meta:editing-duration>PT16M6S</meta:editing-duration>
    <meta:editing-cycles>4</meta:editing-cycles>
    <meta:generator>LibreOffice/5.4.2.2$MacOSX_X86_64 LibreOffice_project/22b09f6418e8c2d508a9eaf86b2399209b0990f4</meta:generator>
    <meta:document-statistic meta:table-count="1" meta:cell-count="108" meta:object-count="0"/>
  </office:meta>
</office:document-meta>
</file>